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MRK35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flux</text:p>
          </table:table-cell>
          <table:table-cell table:style-name="ce1" office:value-type="string" calcext:value-type="string">
            <text:p>eqw</text:p>
          </table:table-cell>
          <table:table-cell table:style-name="ce1" office:value-type="string" calcext:value-type="string">
            <text:p>gfwhm</text:p>
          </table:table-cell>
          <table:table-cell table:number-columns-repeated="2"/>
          <table:table-cell office:value-type="string" calcext:value-type="string">
            <text:p>Error relativo</text:p>
          </table:table-cell>
        </table:table-row>
        <table:table-row table:style-name="ro1">
          <table:table-cell office:value-type="float" office:value="3869.6" calcext:value-type="float">
            <text:p>3869,6</text:p>
          </table:table-cell>
          <table:table-cell office:value-type="float" office:value="1862" calcext:value-type="float">
            <text:p>1862</text:p>
          </table:table-cell>
          <table:table-cell office:value-type="float" office:value="-19.26" calcext:value-type="float">
            <text:p>-19,26</text:p>
          </table:table-cell>
          <table:table-cell office:value-type="float" office:value="3.842" calcext:value-type="float">
            <text:p>3,842</text:p>
          </table:table-cell>
          <table:table-cell table:number-columns-repeated="2"/>
          <table:table-cell table:formula="of:=([.A4]-[.E4])/[.A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9.74" calcext:value-type="float">
            <text:p>3889,74</text:p>
          </table:table-cell>
          <table:table-cell office:value-type="float" office:value="1177" calcext:value-type="float">
            <text:p>1177</text:p>
          </table:table-cell>
          <table:table-cell office:value-type="float" office:value="-13.03" calcext:value-type="float">
            <text:p>-13,03</text:p>
          </table:table-cell>
          <table:table-cell office:value-type="float" office:value="3.045" calcext:value-type="float">
            <text:p>3,045</text:p>
          </table:table-cell>
          <table:table-cell office:value-type="float" office:value="3888.648" calcext:value-type="float">
            <text:p>3888,648</text:p>
          </table:table-cell>
          <table:table-cell office:value-type="string" calcext:value-type="string">
            <text:p>He Ar</text:p>
          </table:table-cell>
          <table:table-cell table:formula="of:=([.A5]-[.E5])/[.A5]" office:value-type="float" office:value="0.000280738558361136" calcext:value-type="float">
            <text:p>0,000280738558361</text:p>
          </table:table-cell>
        </table:table-row>
        <table:table-row table:style-name="ro1">
          <table:table-cell office:value-type="float" office:value="3970.8" calcext:value-type="float">
            <text:p>3970,8</text:p>
          </table:table-cell>
          <table:table-cell office:value-type="float" office:value="1128" calcext:value-type="float">
            <text:p>1128</text:p>
          </table:table-cell>
          <table:table-cell office:value-type="float" office:value="-15.17" calcext:value-type="float">
            <text:p>-15,17</text:p>
          </table:table-cell>
          <table:table-cell office:value-type="float" office:value="3.543" calcext:value-type="float">
            <text:p>3,543</text:p>
          </table:table-cell>
          <table:table-cell table:number-columns-repeated="2"/>
          <table:table-cell table:formula="of:=([.A6]-[.E6])/[.A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2.77" calcext:value-type="float">
            <text:p>4102,77</text:p>
          </table:table-cell>
          <table:table-cell office:value-type="float" office:value="1538" calcext:value-type="float">
            <text:p>1538</text:p>
          </table:table-cell>
          <table:table-cell office:value-type="float" office:value="-19.96" calcext:value-type="float">
            <text:p>-19,96</text:p>
          </table:table-cell>
          <table:table-cell office:value-type="float" office:value="3.187" calcext:value-type="float">
            <text:p>3,187</text:p>
          </table:table-cell>
          <table:table-cell table:number-columns-repeated="2"/>
          <table:table-cell table:formula="of:=([.A7]-[.E7])/[.A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1.54" calcext:value-type="float">
            <text:p>4341,54</text:p>
          </table:table-cell>
          <table:table-cell office:value-type="float" office:value="2308" calcext:value-type="float">
            <text:p>2308</text:p>
          </table:table-cell>
          <table:table-cell office:value-type="float" office:value="-27.21" calcext:value-type="float">
            <text:p>-27,21</text:p>
          </table:table-cell>
          <table:table-cell office:value-type="float" office:value="2.837" calcext:value-type="float">
            <text:p>2,837</text:p>
          </table:table-cell>
          <table:table-cell office:value-type="float" office:value="4300.4" calcext:value-type="float">
            <text:p>4300,4</text:p>
          </table:table-cell>
          <table:table-cell office:value-type="string" calcext:value-type="string">
            <text:p>He Ar</text:p>
          </table:table-cell>
          <table:table-cell table:formula="of:=([.A8]-[.E8])/[.A8]" office:value-type="float" office:value="0.00947590025659106" calcext:value-type="float">
            <text:p>0,009475900256591</text:p>
          </table:table-cell>
        </table:table-row>
        <table:table-row table:style-name="ro1">
          <table:table-cell office:value-type="float" office:value="4862.63" calcext:value-type="float">
            <text:p>4862,63</text:p>
          </table:table-cell>
          <table:table-cell office:value-type="float" office:value="4384" calcext:value-type="float">
            <text:p>4384</text:p>
          </table:table-cell>
          <table:table-cell office:value-type="float" office:value="-47.53" calcext:value-type="float">
            <text:p>-47,53</text:p>
          </table:table-cell>
          <table:table-cell office:value-type="float" office:value="2.845" calcext:value-type="float">
            <text:p>2,845</text:p>
          </table:table-cell>
          <table:table-cell table:number-columns-repeated="2"/>
          <table:table-cell table:formula="of:=([.A9]-[.E9])/[.A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60.28" calcext:value-type="float">
            <text:p>4960,28</text:p>
          </table:table-cell>
          <table:table-cell office:value-type="float" office:value="3977" calcext:value-type="float">
            <text:p>3977</text:p>
          </table:table-cell>
          <table:table-cell office:value-type="float" office:value="-30.43" calcext:value-type="float">
            <text:p>-30,43</text:p>
          </table:table-cell>
          <table:table-cell office:value-type="float" office:value="2.902" calcext:value-type="float">
            <text:p>2,902</text:p>
          </table:table-cell>
          <table:table-cell office:value-type="float" office:value="4921.931" calcext:value-type="float">
            <text:p>4921,931</text:p>
          </table:table-cell>
          <table:table-cell office:value-type="string" calcext:value-type="string">
            <text:p>He Ar</text:p>
          </table:table-cell>
          <table:table-cell table:formula="of:=([.A10]-[.E10])/[.A10]" office:value-type="float" office:value="0.0077312167861492" calcext:value-type="float">
            <text:p>0,007731216786149</text:p>
          </table:table-cell>
        </table:table-row>
        <table:table-row table:style-name="ro1">
          <table:table-cell office:value-type="float" office:value="5008.24" calcext:value-type="float">
            <text:p>5008,24</text:p>
          </table:table-cell>
          <table:table-cell office:value-type="float" office:value="11819" calcext:value-type="float">
            <text:p>11819</text:p>
          </table:table-cell>
          <table:table-cell office:value-type="float" office:value="-137.6" calcext:value-type="float">
            <text:p>-137,6</text:p>
          </table:table-cell>
          <table:table-cell office:value-type="float" office:value="2.95" calcext:value-type="float">
            <text:p>2,95</text:p>
          </table:table-cell>
          <table:table-cell office:value-type="float" office:value="5015.6779" calcext:value-type="float">
            <text:p>5015,6779</text:p>
          </table:table-cell>
          <table:table-cell office:value-type="string" calcext:value-type="string">
            <text:p>He Ar</text:p>
          </table:table-cell>
          <table:table-cell table:formula="of:=([.A11]-[.E11])/[.A11]" office:value-type="float" office:value="-0.00148513250163728" calcext:value-type="float">
            <text:p>-0,001485132501637</text:p>
          </table:table-cell>
        </table:table-row>
        <table:table-row table:style-name="ro1">
          <table:table-cell office:value-type="float" office:value="5877.34" calcext:value-type="float">
            <text:p>5877,34</text:p>
          </table:table-cell>
          <table:table-cell office:value-type="float" office:value="948.4" calcext:value-type="float">
            <text:p>948,4</text:p>
          </table:table-cell>
          <table:table-cell office:value-type="float" office:value="-10.1" calcext:value-type="float">
            <text:p>-10,1</text:p>
          </table:table-cell>
          <table:table-cell office:value-type="float" office:value="5.902" calcext:value-type="float">
            <text:p>5,902</text:p>
          </table:table-cell>
          <table:table-cell office:value-type="float" office:value="5875.618" calcext:value-type="float">
            <text:p>5875,618</text:p>
          </table:table-cell>
          <table:table-cell office:value-type="string" calcext:value-type="string">
            <text:p>He Ar</text:p>
          </table:table-cell>
          <table:table-cell table:formula="of:=([.A12]-[.E12])/[.A12]" office:value-type="float" office:value="0.000292989685810205" calcext:value-type="float">
            <text:p>0,00029298968581</text:p>
          </table:table-cell>
        </table:table-row>
        <table:table-row table:style-name="ro1">
          <table:table-cell office:value-type="float" office:value="6302.31" calcext:value-type="float">
            <text:p>6302,31</text:p>
          </table:table-cell>
          <table:table-cell office:value-type="float" office:value="646.1" calcext:value-type="float">
            <text:p>646,1</text:p>
          </table:table-cell>
          <table:table-cell office:value-type="float" office:value="-7.128" calcext:value-type="float">
            <text:p>-7,128</text:p>
          </table:table-cell>
          <table:table-cell office:value-type="float" office:value="6.578" calcext:value-type="float">
            <text:p>6,578</text:p>
          </table:table-cell>
          <table:table-cell office:value-type="float" office:value="6304.789" calcext:value-type="float">
            <text:p>6304,789</text:p>
          </table:table-cell>
          <table:table-cell office:value-type="string" calcext:value-type="string">
            <text:p>Ne Ar</text:p>
          </table:table-cell>
          <table:table-cell table:formula="of:=([.A13]-[.E13])/[.A13]" office:value-type="float" office:value="-0.000393347835952113" calcext:value-type="float">
            <text:p>-0,000393347835952</text:p>
          </table:table-cell>
        </table:table-row>
        <table:table-row table:style-name="ro1">
          <table:table-cell office:value-type="float" office:value="6549.94" calcext:value-type="float">
            <text:p>6549,94</text:p>
          </table:table-cell>
          <table:table-cell office:value-type="float" office:value="867" calcext:value-type="float">
            <text:p>867</text:p>
          </table:table-cell>
          <table:table-cell office:value-type="float" office:value="-10.48" calcext:value-type="float">
            <text:p>-10,48</text:p>
          </table:table-cell>
          <table:table-cell office:value-type="float" office:value="5.601" calcext:value-type="float">
            <text:p>5,601</text:p>
          </table:table-cell>
          <table:table-cell office:value-type="float" office:value="6532.8822" calcext:value-type="float">
            <text:p>6532,8822</text:p>
          </table:table-cell>
          <table:table-cell office:value-type="string" calcext:value-type="string">
            <text:p>Ne Ar</text:p>
          </table:table-cell>
          <table:table-cell table:formula="of:=([.A14]-[.E14])/[.A14]" office:value-type="float" office:value="0.00260426813070037" calcext:value-type="float">
            <text:p>0,0026042681307</text:p>
          </table:table-cell>
        </table:table-row>
        <table:table-row table:style-name="ro1">
          <table:table-cell office:value-type="float" office:value="6564.72" calcext:value-type="float">
            <text:p>6564,72</text:p>
          </table:table-cell>
          <table:table-cell office:value-type="float" office:value="12994" calcext:value-type="float">
            <text:p>12994</text:p>
          </table:table-cell>
          <table:table-cell office:value-type="float" office:value="-164.3" calcext:value-type="float">
            <text:p>-164,3</text:p>
          </table:table-cell>
          <table:table-cell office:value-type="float" office:value="4.001" calcext:value-type="float">
            <text:p>4,001</text:p>
          </table:table-cell>
          <table:table-cell table:number-columns-repeated="2"/>
          <table:table-cell table:formula="of:=([.A15]-[.E15])/[.A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85.34" calcext:value-type="float">
            <text:p>6585,34</text:p>
          </table:table-cell>
          <table:table-cell office:value-type="float" office:value="1893" calcext:value-type="float">
            <text:p>1893</text:p>
          </table:table-cell>
          <table:table-cell office:value-type="float" office:value="-21.8" calcext:value-type="float">
            <text:p>-21,8</text:p>
          </table:table-cell>
          <table:table-cell office:value-type="float" office:value="4.442" calcext:value-type="float">
            <text:p>4,442</text:p>
          </table:table-cell>
          <table:table-cell office:value-type="float" office:value="6598.9529" calcext:value-type="float">
            <text:p>6598,9529</text:p>
          </table:table-cell>
          <table:table-cell office:value-type="string" calcext:value-type="string">
            <text:p>Ne Ar</text:p>
          </table:table-cell>
          <table:table-cell table:formula="of:=([.A16]-[.E16])/[.A16]" office:value-type="float" office:value="-0.00206715218956046" calcext:value-type="float">
            <text:p>-0,00206715218956</text:p>
          </table:table-cell>
        </table:table-row>
        <table:table-row table:style-name="ro1">
          <table:table-cell office:value-type="float" office:value="6718.37" calcext:value-type="float">
            <text:p>6718,37</text:p>
          </table:table-cell>
          <table:table-cell office:value-type="float" office:value="1911" calcext:value-type="float">
            <text:p>1911</text:p>
          </table:table-cell>
          <table:table-cell office:value-type="float" office:value="-22.17" calcext:value-type="float">
            <text:p>-22,17</text:p>
          </table:table-cell>
          <table:table-cell office:value-type="float" office:value="4.46" calcext:value-type="float">
            <text:p>4,46</text:p>
          </table:table-cell>
          <table:table-cell office:value-type="float" office:value="6717.043" calcext:value-type="float">
            <text:p>6717,043</text:p>
          </table:table-cell>
          <table:table-cell office:value-type="string" calcext:value-type="string">
            <text:p>Ne Ar</text:p>
          </table:table-cell>
          <table:table-cell table:formula="of:=([.A17]-[.E17])/[.A17]" office:value-type="float" office:value="0.000197518148003195" calcext:value-type="float">
            <text:p>0,000197518148003</text:p>
          </table:table-cell>
        </table:table-row>
        <table:table-row table:style-name="ro1">
          <table:table-cell office:value-type="float" office:value="6732.83" calcext:value-type="float">
            <text:p>6732,83</text:p>
          </table:table-cell>
          <table:table-cell office:value-type="float" office:value="1443" calcext:value-type="float">
            <text:p>1443</text:p>
          </table:table-cell>
          <table:table-cell office:value-type="float" office:value="-15.5" calcext:value-type="float">
            <text:p>-15,5</text:p>
          </table:table-cell>
          <table:table-cell office:value-type="float" office:value="4.499" calcext:value-type="float">
            <text:p>4,499</text:p>
          </table:table-cell>
          <table:table-cell office:value-type="float" office:value="6752.8335" calcext:value-type="float">
            <text:p>6752,8335</text:p>
          </table:table-cell>
          <table:table-cell office:value-type="string" calcext:value-type="string">
            <text:p>Ne Ar</text:p>
          </table:table-cell>
          <table:table-cell table:formula="of:=([.A18]-[.E18])/[.A18]" office:value-type="float" office:value="-0.00297103892419678" calcext:value-type="float">
            <text:p>-0,002971038924197</text:p>
          </table:table-cell>
        </table:table-row>
        <table:table-row table:style-name="ro1">
          <table:table-cell office:value-type="float" office:value="7137.767" calcext:value-type="float">
            <text:p>7137,767</text:p>
          </table:table-cell>
          <table:table-cell office:value-type="float" office:value="572" calcext:value-type="float">
            <text:p>572</text:p>
          </table:table-cell>
          <table:table-cell office:value-type="float" office:value="-6.513" calcext:value-type="float">
            <text:p>-6,513</text:p>
          </table:table-cell>
          <table:table-cell office:value-type="float" office:value="5.818" calcext:value-type="float">
            <text:p>5,818</text:p>
          </table:table-cell>
          <table:table-cell office:value-type="float" office:value="7147.0416" calcext:value-type="float">
            <text:p>7147,0416</text:p>
          </table:table-cell>
          <table:table-cell office:value-type="string" calcext:value-type="string">
            <text:p>He Ar</text:p>
          </table:table-cell>
          <table:table-cell table:formula="of:=([.A19]-[.E19])/[.A19]" office:value-type="float" office:value="-0.00129936995701873" calcext:value-type="float">
            <text:p>-0,001299369957019</text:p>
          </table:table-cell>
        </table:table-row>
        <table:table-row table:style-name="ro1">
          <table:table-cell office:value-type="float" office:value="9071.43" calcext:value-type="float">
            <text:p>9071,43</text:p>
          </table:table-cell>
          <table:table-cell office:value-type="float" office:value="1085" calcext:value-type="float">
            <text:p>1085</text:p>
          </table:table-cell>
          <table:table-cell office:value-type="float" office:value="-14.03" calcext:value-type="float">
            <text:p>-14,03</text:p>
          </table:table-cell>
          <table:table-cell office:value-type="float" office:value="4.792" calcext:value-type="float">
            <text:p>4,792</text:p>
          </table:table-cell>
          <table:table-cell table:number-columns-repeated="2"/>
          <table:table-cell table:formula="of:=([.A20]-[.E20])/[.A20]" office:value-type="float" office:value="1" calcext:value-type="float">
            <text:p>1</text:p>
          </table:table-cell>
        </table:table-row>
      </table:table>
      <table:table table:name="MRK34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flux</text:p>
          </table:table-cell>
          <table:table-cell table:style-name="ce1" office:value-type="string" calcext:value-type="string">
            <text:p>eqw</text:p>
          </table:table-cell>
          <table:table-cell table:style-name="ce1" office:value-type="string" calcext:value-type="string">
            <text:p>gfwhm</text:p>
          </table:table-cell>
          <table:table-cell table:number-columns-repeated="2"/>
          <table:table-cell office:value-type="string" calcext:value-type="string">
            <text:p>Error relativo</text:p>
          </table:table-cell>
        </table:table-row>
        <table:table-row table:style-name="ro1">
          <table:table-cell office:value-type="float" office:value="3727.82" calcext:value-type="float">
            <text:p>3727,82</text:p>
          </table:table-cell>
          <table:table-cell office:value-type="float" office:value="9743" calcext:value-type="float">
            <text:p>9743</text:p>
          </table:table-cell>
          <table:table-cell office:value-type="float" office:value="-207" calcext:value-type="float">
            <text:p>-207</text:p>
          </table:table-cell>
          <table:table-cell office:value-type="float" office:value="8.907" calcext:value-type="float">
            <text:p>8,907</text:p>
          </table:table-cell>
          <table:table-cell table:number-columns-repeated="2"/>
          <table:table-cell table:formula="of:=([.A4]-[.E4])/[.A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9.3" calcext:value-type="float">
            <text:p>3869,3</text:p>
          </table:table-cell>
          <table:table-cell office:value-type="float" office:value="3451" calcext:value-type="float">
            <text:p>3451</text:p>
          </table:table-cell>
          <table:table-cell office:value-type="float" office:value="-124.1" calcext:value-type="float">
            <text:p>-124,1</text:p>
          </table:table-cell>
          <table:table-cell office:value-type="float" office:value="8.06" calcext:value-type="float">
            <text:p>8,06</text:p>
          </table:table-cell>
          <table:table-cell table:number-columns-repeated="2"/>
          <table:table-cell table:formula="of:=([.A5]-[.E5])/[.A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9.12" calcext:value-type="float">
            <text:p>3889,12</text:p>
          </table:table-cell>
          <table:table-cell office:value-type="float" office:value="1414" calcext:value-type="float">
            <text:p>1414</text:p>
          </table:table-cell>
          <table:table-cell office:value-type="float" office:value="-51.57" calcext:value-type="float">
            <text:p>-51,57</text:p>
          </table:table-cell>
          <table:table-cell office:value-type="float" office:value="16.2" calcext:value-type="float">
            <text:p>16,2</text:p>
          </table:table-cell>
          <table:table-cell office:value-type="float" office:value="3888.648" calcext:value-type="float">
            <text:p>3888,648</text:p>
          </table:table-cell>
          <table:table-cell office:value-type="string" calcext:value-type="string">
            <text:p>He Ar</text:p>
          </table:table-cell>
          <table:table-cell table:formula="of:=([.A6]-[.E6])/[.A6]" office:value-type="float" office:value="0.000121364216069381" calcext:value-type="float">
            <text:p>0,000121364216069</text:p>
          </table:table-cell>
        </table:table-row>
        <table:table-row table:style-name="ro1">
          <table:table-cell office:value-type="float" office:value="3968.78" calcext:value-type="float">
            <text:p>3968,78</text:p>
          </table:table-cell>
          <table:table-cell office:value-type="float" office:value="1878" calcext:value-type="float">
            <text:p>1878</text:p>
          </table:table-cell>
          <table:table-cell office:value-type="float" office:value="-81.44" calcext:value-type="float">
            <text:p>-81,44</text:p>
          </table:table-cell>
          <table:table-cell office:value-type="float" office:value="11.24" calcext:value-type="float">
            <text:p>11,24</text:p>
          </table:table-cell>
          <table:table-cell table:number-columns-repeated="2"/>
          <table:table-cell table:formula="of:=([.A7]-[.E7])/[.A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1215" calcext:value-type="float">
            <text:p>1215</text:p>
          </table:table-cell>
          <table:table-cell office:value-type="float" office:value="-24.53" calcext:value-type="float">
            <text:p>-24,53</text:p>
          </table:table-cell>
          <table:table-cell office:value-type="float" office:value="26.58" calcext:value-type="float">
            <text:p>26,58</text:p>
          </table:table-cell>
          <table:table-cell office:value-type="float" office:value="4036.189" calcext:value-type="float">
            <text:p>4036,189</text:p>
          </table:table-cell>
          <table:table-cell office:value-type="string" calcext:value-type="string">
            <text:p>He Ar</text:p>
          </table:table-cell>
          <table:table-cell table:formula="of:=([.A8]-[.E8])/[.A8]" office:value-type="float" office:value="0.00879444990176821" calcext:value-type="float">
            <text:p>0,008794449901768</text:p>
          </table:table-cell>
        </table:table-row>
        <table:table-row table:style-name="ro1">
          <table:table-cell office:value-type="float" office:value="4102.51" calcext:value-type="float">
            <text:p>4102,51</text:p>
          </table:table-cell>
          <table:table-cell office:value-type="float" office:value="1049" calcext:value-type="float">
            <text:p>1049</text:p>
          </table:table-cell>
          <table:table-cell office:value-type="float" office:value="-21.4" calcext:value-type="float">
            <text:p>-21,4</text:p>
          </table:table-cell>
          <table:table-cell office:value-type="float" office:value="10.5" calcext:value-type="float">
            <text:p>10,5</text:p>
          </table:table-cell>
          <table:table-cell office:value-type="float" office:value="4158.59" calcext:value-type="float">
            <text:p>4158,59</text:p>
          </table:table-cell>
          <table:table-cell office:value-type="string" calcext:value-type="string">
            <text:p>He Ar</text:p>
          </table:table-cell>
          <table:table-cell table:formula="of:=([.A9]-[.E9])/[.A9]" office:value-type="float" office:value="-0.0136696802689085" calcext:value-type="float">
            <text:p>-0,013669680268909</text:p>
          </table:table-cell>
        </table:table-row>
        <table:table-row table:style-name="ro1">
          <table:table-cell office:value-type="float" office:value="4341.16" calcext:value-type="float">
            <text:p>4341,16</text:p>
          </table:table-cell>
          <table:table-cell office:value-type="float" office:value="2019" calcext:value-type="float">
            <text:p>2019</text:p>
          </table:table-cell>
          <table:table-cell office:value-type="float" office:value="-42.22" calcext:value-type="float">
            <text:p>-42,22</text:p>
          </table:table-cell>
          <table:table-cell office:value-type="float" office:value="11.14" calcext:value-type="float">
            <text:p>11,14</text:p>
          </table:table-cell>
          <table:table-cell office:value-type="float" office:value="4300.4" calcext:value-type="float">
            <text:p>4300,4</text:p>
          </table:table-cell>
          <table:table-cell office:value-type="string" calcext:value-type="string">
            <text:p>He Ar</text:p>
          </table:table-cell>
          <table:table-cell table:formula="of:=([.A10]-[.E10])/[.A10]" office:value-type="float" office:value="0.00938919551456298" calcext:value-type="float">
            <text:p>0,009389195514563</text:p>
          </table:table-cell>
        </table:table-row>
        <table:table-row table:style-name="ro1">
          <table:table-cell office:value-type="float" office:value="4363.76" calcext:value-type="float">
            <text:p>4363,76</text:p>
          </table:table-cell>
          <table:table-cell office:value-type="float" office:value="11337" calcext:value-type="float">
            <text:p>11337</text:p>
          </table:table-cell>
          <table:table-cell office:value-type="float" office:value="-23.92" calcext:value-type="float">
            <text:p>-23,92</text:p>
          </table:table-cell>
          <table:table-cell office:value-type="float" office:value="15.5" calcext:value-type="float">
            <text:p>15,5</text:p>
          </table:table-cell>
          <table:table-cell table:number-columns-repeated="2"/>
          <table:table-cell table:formula="of:=([.A11]-[.E11])/[.A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6.66" calcext:value-type="float">
            <text:p>4686,66</text:p>
          </table:table-cell>
          <table:table-cell office:value-type="float" office:value="1966" calcext:value-type="float">
            <text:p>1966</text:p>
          </table:table-cell>
          <table:table-cell office:value-type="float" office:value="-39.58" calcext:value-type="float">
            <text:p>-39,58</text:p>
          </table:table-cell>
          <table:table-cell office:value-type="float" office:value="16.41" calcext:value-type="float">
            <text:p>16,41</text:p>
          </table:table-cell>
          <table:table-cell office:value-type="float" office:value="4657.9012" calcext:value-type="float">
            <text:p>4657,9012</text:p>
          </table:table-cell>
          <table:table-cell office:value-type="string" calcext:value-type="string">
            <text:p>He Ar</text:p>
          </table:table-cell>
          <table:table-cell table:formula="of:=([.A12]-[.E12])/[.A12]" office:value-type="float" office:value="0.00613631029347117" calcext:value-type="float">
            <text:p>0,006136310293471</text:p>
          </table:table-cell>
        </table:table-row>
        <table:table-row table:style-name="ro1">
          <table:table-cell office:value-type="float" office:value="4862.53" calcext:value-type="float">
            <text:p>4862,53</text:p>
          </table:table-cell>
          <table:table-cell office:value-type="float" office:value="4338" calcext:value-type="float">
            <text:p>4338</text:p>
          </table:table-cell>
          <table:table-cell office:value-type="float" office:value="-74.99" calcext:value-type="float">
            <text:p>-74,99</text:p>
          </table:table-cell>
          <table:table-cell office:value-type="float" office:value="11.22" calcext:value-type="float">
            <text:p>11,22</text:p>
          </table:table-cell>
          <table:table-cell office:value-type="float" office:value="4806.0205" calcext:value-type="float">
            <text:p>4806,0205</text:p>
          </table:table-cell>
          <table:table-cell office:value-type="string" calcext:value-type="string">
            <text:p>He Ar</text:p>
          </table:table-cell>
          <table:table-cell table:formula="of:=([.A13]-[.E13])/[.A13]" office:value-type="float" office:value="0.0116214193022974" calcext:value-type="float">
            <text:p>0,011621419302297</text:p>
          </table:table-cell>
        </table:table-row>
        <table:table-row table:style-name="ro1">
          <table:table-cell office:value-type="float" office:value="4960.3" calcext:value-type="float">
            <text:p>4960,3</text:p>
          </table:table-cell>
          <table:table-cell office:value-type="float" office:value="14270" calcext:value-type="float">
            <text:p>14270</text:p>
          </table:table-cell>
          <table:table-cell office:value-type="float" office:value="-223.4" calcext:value-type="float">
            <text:p>-223,4</text:p>
          </table:table-cell>
          <table:table-cell office:value-type="float" office:value="9.948" calcext:value-type="float">
            <text:p>9,948</text:p>
          </table:table-cell>
          <table:table-cell office:value-type="float" office:value="4921.931" calcext:value-type="float">
            <text:p>4921,931</text:p>
          </table:table-cell>
          <table:table-cell office:value-type="string" calcext:value-type="string">
            <text:p>He Ar</text:p>
          </table:table-cell>
          <table:table-cell table:formula="of:=([.A14]-[.E14])/[.A14]" office:value-type="float" office:value="0.00773521762796617" calcext:value-type="float">
            <text:p>0,007735217627966</text:p>
          </table:table-cell>
        </table:table-row>
        <table:table-row table:style-name="ro1">
          <table:table-cell office:value-type="float" office:value="5008.3" calcext:value-type="float">
            <text:p>5008,3</text:p>
          </table:table-cell>
          <table:table-cell office:value-type="float" office:value="42286" calcext:value-type="float">
            <text:p>42286</text:p>
          </table:table-cell>
          <table:table-cell office:value-type="float" office:value="-1055" calcext:value-type="float">
            <text:p>-1055</text:p>
          </table:table-cell>
          <table:table-cell office:value-type="float" office:value="9.863" calcext:value-type="float">
            <text:p>9,863</text:p>
          </table:table-cell>
          <table:table-cell office:value-type="float" office:value="5015.6779" calcext:value-type="float">
            <text:p>5015,6779</text:p>
          </table:table-cell>
          <table:table-cell office:value-type="string" calcext:value-type="string">
            <text:p>He Ar</text:p>
          </table:table-cell>
          <table:table-cell table:formula="of:=([.A15]-[.E15])/[.A15]" office:value-type="float" office:value="-0.00147313459656959" calcext:value-type="float">
            <text:p>-0,00147313459657</text:p>
          </table:table-cell>
        </table:table-row>
        <table:table-row table:style-name="ro1">
          <table:table-cell office:value-type="float" office:value="6303.19" calcext:value-type="float">
            <text:p>6303,19</text:p>
          </table:table-cell>
          <table:table-cell office:value-type="float" office:value="3086" calcext:value-type="float">
            <text:p>3086</text:p>
          </table:table-cell>
          <table:table-cell office:value-type="float" office:value="-60.84" calcext:value-type="float">
            <text:p>-60,84</text:p>
          </table:table-cell>
          <table:table-cell office:value-type="float" office:value="21.65" calcext:value-type="float">
            <text:p>21,65</text:p>
          </table:table-cell>
          <table:table-cell office:value-type="float" office:value="6304.789" calcext:value-type="float">
            <text:p>6304,789</text:p>
          </table:table-cell>
          <table:table-cell office:value-type="string" calcext:value-type="string">
            <text:p>Ne Ar</text:p>
          </table:table-cell>
          <table:table-cell table:formula="of:=([.A16]-[.E16])/[.A16]" office:value-type="float" office:value="-0.000253681072599772" calcext:value-type="float">
            <text:p>-0,0002536810726</text:p>
          </table:table-cell>
        </table:table-row>
        <table:table-row table:style-name="ro1">
          <table:table-cell office:value-type="float" office:value="6367.63" calcext:value-type="float">
            <text:p>6367,63</text:p>
          </table:table-cell>
          <table:table-cell office:value-type="float" office:value="1856" calcext:value-type="float">
            <text:p>1856</text:p>
          </table:table-cell>
          <table:table-cell office:value-type="float" office:value="-36.58" calcext:value-type="float">
            <text:p>-36,58</text:p>
          </table:table-cell>
          <table:table-cell office:value-type="float" office:value="25.86" calcext:value-type="float">
            <text:p>25,86</text:p>
          </table:table-cell>
          <table:table-cell table:number-columns-repeated="2"/>
          <table:table-cell table:formula="of:=([.A17]-[.E17])/[.A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4.21" calcext:value-type="float">
            <text:p>6564,21</text:p>
          </table:table-cell>
          <table:table-cell office:value-type="float" office:value="20578" calcext:value-type="float">
            <text:p>20578</text:p>
          </table:table-cell>
          <table:table-cell office:value-type="float" office:value="-280.6" calcext:value-type="float">
            <text:p>-280,6</text:p>
          </table:table-cell>
          <table:table-cell office:value-type="float" office:value="19.69" calcext:value-type="float">
            <text:p>19,69</text:p>
          </table:table-cell>
          <table:table-cell table:number-columns-repeated="2"/>
          <table:table-cell table:formula="of:=([.A18]-[.E18])/[.A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86.7" calcext:value-type="float">
            <text:p>6586,7</text:p>
          </table:table-cell>
          <table:table-cell office:value-type="float" office:value="9861" calcext:value-type="float">
            <text:p>9861</text:p>
          </table:table-cell>
          <table:table-cell office:value-type="float" office:value="-136.6" calcext:value-type="float">
            <text:p>-136,6</text:p>
          </table:table-cell>
          <table:table-cell office:value-type="float" office:value="11.64" calcext:value-type="float">
            <text:p>11,64</text:p>
          </table:table-cell>
          <table:table-cell office:value-type="float" office:value="6589.9229" calcext:value-type="float">
            <text:p>6589,9229</text:p>
          </table:table-cell>
          <table:table-cell office:value-type="string" calcext:value-type="string">
            <text:p>Ne Ar</text:p>
          </table:table-cell>
          <table:table-cell table:formula="of:=([.A19]-[.E19])/[.A19]" office:value-type="float" office:value="-0.000489304203926056" calcext:value-type="float">
            <text:p>-0,000489304203926</text:p>
          </table:table-cell>
        </table:table-row>
        <table:table-row table:style-name="ro1">
          <table:table-cell office:value-type="float" office:value="6719.08" calcext:value-type="float">
            <text:p>6719,08</text:p>
          </table:table-cell>
          <table:table-cell office:value-type="float" office:value="5423" calcext:value-type="float">
            <text:p>5423</text:p>
          </table:table-cell>
          <table:table-cell office:value-type="float" office:value="-75.75" calcext:value-type="float">
            <text:p>-75,75</text:p>
          </table:table-cell>
          <table:table-cell office:value-type="float" office:value="15.27" calcext:value-type="float">
            <text:p>15,27</text:p>
          </table:table-cell>
          <table:table-cell office:value-type="float" office:value="6717.043" calcext:value-type="float">
            <text:p>6717,043</text:p>
          </table:table-cell>
          <table:table-cell office:value-type="string" calcext:value-type="string">
            <text:p>Ne Ar</text:p>
          </table:table-cell>
          <table:table-cell table:formula="of:=([.A20]-[.E20])/[.A20]" office:value-type="float" office:value="0.000303166504938215" calcext:value-type="float">
            <text:p>0,000303166504938</text:p>
          </table:table-cell>
        </table:table-row>
        <table:table-row table:style-name="ro1">
          <table:table-cell office:value-type="float" office:value="6734.17" calcext:value-type="float">
            <text:p>6734,17</text:p>
          </table:table-cell>
          <table:table-cell office:value-type="float" office:value="4338" calcext:value-type="float">
            <text:p>4338</text:p>
          </table:table-cell>
          <table:table-cell office:value-type="float" office:value="-60.03" calcext:value-type="float">
            <text:p>-60,03</text:p>
          </table:table-cell>
          <table:table-cell office:value-type="float" office:value="13.43" calcext:value-type="float">
            <text:p>13,43</text:p>
          </table:table-cell>
          <table:table-cell office:value-type="float" office:value="6752.8335" calcext:value-type="float">
            <text:p>6752,8335</text:p>
          </table:table-cell>
          <table:table-cell office:value-type="string" calcext:value-type="string">
            <text:p>Ne Ar</text:p>
          </table:table-cell>
          <table:table-cell table:formula="of:=([.A21]-[.E21])/[.A21]" office:value-type="float" office:value="-0.00277146255589028" calcext:value-type="float">
            <text:p>-0,00277146255589</text:p>
          </table:table-cell>
        </table:table-row>
        <table:table-row table:style-name="ro1">
          <table:table-cell office:value-type="float" office:value="7137.95" calcext:value-type="float">
            <text:p>7137,95</text:p>
          </table:table-cell>
          <table:table-cell office:value-type="float" office:value="2433" calcext:value-type="float">
            <text:p>2433</text:p>
          </table:table-cell>
          <table:table-cell office:value-type="float" office:value="-48.15" calcext:value-type="float">
            <text:p>-48,15</text:p>
          </table:table-cell>
          <table:table-cell office:value-type="float" office:value="22.06" calcext:value-type="float">
            <text:p>22,06</text:p>
          </table:table-cell>
          <table:table-cell table:number-columns-repeated="2"/>
          <table:table-cell table:formula="of:=([.A22]-[.E22])/[.A22]" office:value-type="float" office:value="1" calcext:value-type="float">
            <text:p>1</text:p>
          </table:table-cell>
        </table:table-row>
      </table:table>
      <table:table table:name="NGC4388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flux</text:p>
          </table:table-cell>
          <table:table-cell table:style-name="ce1" office:value-type="string" calcext:value-type="string">
            <text:p>eqw</text:p>
          </table:table-cell>
          <table:table-cell table:style-name="ce1" office:value-type="string" calcext:value-type="string">
            <text:p>gfwhm</text:p>
          </table:table-cell>
          <table:table-cell table:number-columns-repeated="2"/>
          <table:table-cell office:value-type="string" calcext:value-type="string">
            <text:p>Error relativo</text:p>
          </table:table-cell>
        </table:table-row>
        <table:table-row table:style-name="ro1">
          <table:table-cell office:value-type="float" office:value="3869.27" calcext:value-type="float">
            <text:p>3869,27</text:p>
          </table:table-cell>
          <table:table-cell office:value-type="float" office:value="3567" calcext:value-type="float">
            <text:p>3567</text:p>
          </table:table-cell>
          <table:table-cell office:value-type="float" office:value="-336.6" calcext:value-type="float">
            <text:p>-336,6</text:p>
          </table:table-cell>
          <table:table-cell office:value-type="float" office:value="4.607" calcext:value-type="float">
            <text:p>4,607</text:p>
          </table:table-cell>
          <table:table-cell table:number-columns-repeated="2"/>
          <table:table-cell table:formula="of:=([.A3]-[.E3])/[.A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752.1" calcext:value-type="float">
            <text:p>752,1</text:p>
          </table:table-cell>
          <table:table-cell office:value-type="float" office:value="-33.12" calcext:value-type="float">
            <text:p>-33,12</text:p>
          </table:table-cell>
          <table:table-cell office:value-type="float" office:value="6.044" calcext:value-type="float">
            <text:p>6,044</text:p>
          </table:table-cell>
          <table:table-cell office:value-type="float" office:value="3888.648" calcext:value-type="float">
            <text:p>3888,648</text:p>
          </table:table-cell>
          <table:table-cell office:value-type="string" calcext:value-type="string">
            <text:p>He Ar</text:p>
          </table:table-cell>
          <table:table-cell table:style-name="ce3" table:formula="of:=([.A4]-[.E4])/[.A4]" office:value-type="float" office:value="0.0000905116996656883" calcext:value-type="float">
            <text:p>9,05116996656883E-05</text:p>
          </table:table-cell>
        </table:table-row>
        <table:table-row table:style-name="ro1">
          <table:table-cell office:value-type="float" office:value="3968.97" calcext:value-type="float">
            <text:p>3968,97</text:p>
          </table:table-cell>
          <table:table-cell office:value-type="float" office:value="1929" calcext:value-type="float">
            <text:p>1929</text:p>
          </table:table-cell>
          <table:table-cell office:value-type="float" office:value="-188.4" calcext:value-type="float">
            <text:p>-188,4</text:p>
          </table:table-cell>
          <table:table-cell office:value-type="float" office:value="9.025" calcext:value-type="float">
            <text:p>9,025</text:p>
          </table:table-cell>
          <table:table-cell table:number-columns-repeated="2"/>
          <table:table-cell table:formula="of:=([.A5]-[.E5])/[.A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2.65" calcext:value-type="float">
            <text:p>4102,65</text:p>
          </table:table-cell>
          <table:table-cell office:value-type="float" office:value="1255" calcext:value-type="float">
            <text:p>1255</text:p>
          </table:table-cell>
          <table:table-cell office:value-type="float" office:value="-65.64" calcext:value-type="float">
            <text:p>-65,64</text:p>
          </table:table-cell>
          <table:table-cell office:value-type="float" office:value="7.4" calcext:value-type="float">
            <text:p>7,4</text:p>
          </table:table-cell>
          <table:table-cell table:number-columns-repeated="2"/>
          <table:table-cell table:formula="of:=([.A6]-[.E6])/[.A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1.32" calcext:value-type="float">
            <text:p>4341,32</text:p>
          </table:table-cell>
          <table:table-cell office:value-type="float" office:value="1967" calcext:value-type="float">
            <text:p>1967</text:p>
          </table:table-cell>
          <table:table-cell office:value-type="float" office:value="-58.59" calcext:value-type="float">
            <text:p>-58,59</text:p>
          </table:table-cell>
          <table:table-cell office:value-type="float" office:value="6.166" calcext:value-type="float">
            <text:p>6,166</text:p>
          </table:table-cell>
          <table:table-cell office:value-type="float" office:value="4300.4" calcext:value-type="float">
            <text:p>4300,4</text:p>
          </table:table-cell>
          <table:table-cell office:value-type="string" calcext:value-type="string">
            <text:p>He Ar</text:p>
          </table:table-cell>
          <table:table-cell table:style-name="ce3" table:formula="of:=([.A7]-[.E7])/[.A7]" office:value-type="float" office:value="0.00942570462439997" calcext:value-type="float">
            <text:p>0,0094257046244</text:p>
          </table:table-cell>
        </table:table-row>
        <table:table-row table:style-name="ro1">
          <table:table-cell office:value-type="float" office:value="4363.97" calcext:value-type="float">
            <text:p>4363,97</text:p>
          </table:table-cell>
          <table:table-cell office:value-type="float" office:value="888.1" calcext:value-type="float">
            <text:p>888,1</text:p>
          </table:table-cell>
          <table:table-cell office:value-type="float" office:value="-24.86" calcext:value-type="float">
            <text:p>-24,86</text:p>
          </table:table-cell>
          <table:table-cell office:value-type="float" office:value="6.219" calcext:value-type="float">
            <text:p>6,219</text:p>
          </table:table-cell>
          <table:table-cell table:number-columns-repeated="2"/>
          <table:table-cell table:formula="of:=([.A8]-[.E8])/[.A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6.78" calcext:value-type="float">
            <text:p>4686,78</text:p>
          </table:table-cell>
          <table:table-cell office:value-type="float" office:value="1433" calcext:value-type="float">
            <text:p>1433</text:p>
          </table:table-cell>
          <table:table-cell office:value-type="float" office:value="-30.64" calcext:value-type="float">
            <text:p>-30,64</text:p>
          </table:table-cell>
          <table:table-cell office:value-type="float" office:value="6.624" calcext:value-type="float">
            <text:p>6,624</text:p>
          </table:table-cell>
          <table:table-cell office:value-type="float" office:value="4657.9012" calcext:value-type="float">
            <text:p>4657,9012</text:p>
          </table:table-cell>
          <table:table-cell office:value-type="string" calcext:value-type="string">
            <text:p>He Ar</text:p>
          </table:table-cell>
          <table:table-cell table:formula="of:=([.A9]-[.E9])/[.A9]" office:value-type="float" office:value="0.00616175711255905" calcext:value-type="float">
            <text:p>0,006161757112559</text:p>
          </table:table-cell>
        </table:table-row>
        <table:table-row table:style-name="ro1">
          <table:table-cell office:value-type="float" office:value="4862.23" calcext:value-type="float">
            <text:p>4862,23</text:p>
          </table:table-cell>
          <table:table-cell office:value-type="float" office:value="4879" calcext:value-type="float">
            <text:p>4879</text:p>
          </table:table-cell>
          <table:table-cell office:value-type="float" office:value="-112.6" calcext:value-type="float">
            <text:p>-112,6</text:p>
          </table:table-cell>
          <table:table-cell office:value-type="float" office:value="6.302" calcext:value-type="float">
            <text:p>6,302</text:p>
          </table:table-cell>
          <table:table-cell table:number-columns-repeated="2"/>
          <table:table-cell table:style-name="ce3" table:formula="of:=([.A10]-[.E10])/[.A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9.9" calcext:value-type="float">
            <text:p>4959,9</text:p>
          </table:table-cell>
          <table:table-cell office:value-type="float" office:value="18155" calcext:value-type="float">
            <text:p>18155</text:p>
          </table:table-cell>
          <table:table-cell office:value-type="float" office:value="-428" calcext:value-type="float">
            <text:p>-428</text:p>
          </table:table-cell>
          <table:table-cell office:value-type="float" office:value="5.423" calcext:value-type="float">
            <text:p>5,423</text:p>
          </table:table-cell>
          <table:table-cell office:value-type="float" office:value="4921.3643" calcext:value-type="float">
            <text:p>4921,3643</text:p>
          </table:table-cell>
          <table:table-cell office:value-type="string" calcext:value-type="string">
            <text:p>He Ar</text:p>
          </table:table-cell>
          <table:table-cell table:formula="of:=([.A11]-[.E11])/[.A11]" office:value-type="float" office:value="0.0077694509969958" calcext:value-type="float">
            <text:p>0,007769450996996</text:p>
          </table:table-cell>
        </table:table-row>
        <table:table-row table:style-name="ro1">
          <table:table-cell office:value-type="float" office:value="5007.82" calcext:value-type="float">
            <text:p>5007,82</text:p>
          </table:table-cell>
          <table:table-cell office:value-type="float" office:value="54821" calcext:value-type="float">
            <text:p>54821</text:p>
          </table:table-cell>
          <table:table-cell office:value-type="float" office:value="-1342" calcext:value-type="float">
            <text:p>-1342</text:p>
          </table:table-cell>
          <table:table-cell office:value-type="float" office:value="5.411" calcext:value-type="float">
            <text:p>5,411</text:p>
          </table:table-cell>
          <table:table-cell office:value-type="float" office:value="5047.738" calcext:value-type="float">
            <text:p>5047,738</text:p>
          </table:table-cell>
          <table:table-cell office:value-type="string" calcext:value-type="string">
            <text:p>He Ar</text:p>
          </table:table-cell>
          <table:table-cell table:formula="of:=([.A12]-[.E12])/[.A12]" office:value-type="float" office:value="-0.00797113314775702" calcext:value-type="float">
            <text:p>-0,007971133147757</text:p>
          </table:table-cell>
        </table:table-row>
        <table:table-row table:style-name="ro1">
          <table:table-cell office:value-type="float" office:value="6301.44" calcext:value-type="float">
            <text:p>6301,44</text:p>
          </table:table-cell>
          <table:table-cell office:value-type="float" office:value="4149" calcext:value-type="float">
            <text:p>4149</text:p>
          </table:table-cell>
          <table:table-cell office:value-type="float" office:value="-50.85" calcext:value-type="float">
            <text:p>-50,85</text:p>
          </table:table-cell>
          <table:table-cell office:value-type="float" office:value="8.258" calcext:value-type="float">
            <text:p>8,258</text:p>
          </table:table-cell>
          <table:table-cell office:value-type="float" office:value="6304.789" calcext:value-type="float">
            <text:p>6304,789</text:p>
          </table:table-cell>
          <table:table-cell office:value-type="string" calcext:value-type="string">
            <text:p>Ne Ar</text:p>
          </table:table-cell>
          <table:table-cell table:formula="of:=([.A13]-[.E13])/[.A13]" office:value-type="float" office:value="-0.00053146582368477" calcext:value-type="float">
            <text:p>-0,000531465823685</text:p>
          </table:table-cell>
        </table:table-row>
        <table:table-row table:style-name="ro1">
          <table:table-cell office:value-type="float" office:value="6365.03" calcext:value-type="float">
            <text:p>6365,03</text:p>
          </table:table-cell>
          <table:table-cell office:value-type="float" office:value="1484" calcext:value-type="float">
            <text:p>1484</text:p>
          </table:table-cell>
          <table:table-cell office:value-type="float" office:value="-16.47" calcext:value-type="float">
            <text:p>-16,47</text:p>
          </table:table-cell>
          <table:table-cell office:value-type="float" office:value="9.179" calcext:value-type="float">
            <text:p>9,179</text:p>
          </table:table-cell>
          <table:table-cell office:value-type="float" office:value="6382.9917" calcext:value-type="float">
            <text:p>6382,9917</text:p>
          </table:table-cell>
          <table:table-cell office:value-type="string" calcext:value-type="string">
            <text:p>Ne Ar</text:p>
          </table:table-cell>
          <table:table-cell table:formula="of:=([.A14]-[.E14])/[.A14]" office:value-type="float" office:value="-0.00282193485340993" calcext:value-type="float">
            <text:p>-0,00282193485341</text:p>
          </table:table-cell>
        </table:table-row>
        <table:table-row table:style-name="ro1">
          <table:table-cell office:value-type="float" office:value="6549.5" calcext:value-type="float">
            <text:p>6549,5</text:p>
          </table:table-cell>
          <table:table-cell office:value-type="float" office:value="4915" calcext:value-type="float">
            <text:p>4915</text:p>
          </table:table-cell>
          <table:table-cell office:value-type="float" office:value="-54.87" calcext:value-type="float">
            <text:p>-54,87</text:p>
          </table:table-cell>
          <table:table-cell office:value-type="float" office:value="8.527" calcext:value-type="float">
            <text:p>8,527</text:p>
          </table:table-cell>
          <table:table-cell office:value-type="float" office:value="6532.8822" calcext:value-type="float">
            <text:p>6532,8822</text:p>
          </table:table-cell>
          <table:table-cell office:value-type="string" calcext:value-type="string">
            <text:p>Ne Ar</text:p>
          </table:table-cell>
          <table:table-cell table:formula="of:=([.A15]-[.E15])/[.A15]" office:value-type="float" office:value="0.00253726238644171" calcext:value-type="float">
            <text:p>0,002537262386442</text:p>
          </table:table-cell>
        </table:table-row>
        <table:table-row table:style-name="ro1">
          <table:table-cell office:value-type="float" office:value="6564.13" calcext:value-type="float">
            <text:p>6564,13</text:p>
          </table:table-cell>
          <table:table-cell office:value-type="float" office:value="26327" calcext:value-type="float">
            <text:p>26327</text:p>
          </table:table-cell>
          <table:table-cell office:value-type="float" office:value="-280.2" calcext:value-type="float">
            <text:p>-280,2</text:p>
          </table:table-cell>
          <table:table-cell office:value-type="float" office:value="8.354" calcext:value-type="float">
            <text:p>8,354</text:p>
          </table:table-cell>
          <table:table-cell table:number-columns-repeated="2"/>
          <table:table-cell table:formula="of:=([.A16]-[.E16])/[.A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84.55" calcext:value-type="float">
            <text:p>6584,55</text:p>
          </table:table-cell>
          <table:table-cell office:value-type="float" office:value="15223" calcext:value-type="float">
            <text:p>15223</text:p>
          </table:table-cell>
          <table:table-cell office:value-type="float" office:value="-152.2" calcext:value-type="float">
            <text:p>-152,2</text:p>
          </table:table-cell>
          <table:table-cell office:value-type="float" office:value="9.869" calcext:value-type="float">
            <text:p>9,869</text:p>
          </table:table-cell>
          <table:table-cell office:value-type="float" office:value="6598.9529" calcext:value-type="float">
            <text:p>6598,9529</text:p>
          </table:table-cell>
          <table:table-cell office:value-type="string" calcext:value-type="string">
            <text:p>Ne Ar</text:p>
          </table:table-cell>
          <table:table-cell table:formula="of:=([.A17]-[.E17])/[.A17]" office:value-type="float" office:value="-0.00218737802887062" calcext:value-type="float">
            <text:p>-0,002187378028871</text:p>
          </table:table-cell>
        </table:table-row>
        <table:table-row table:style-name="ro1">
          <table:table-cell office:value-type="float" office:value="6717.38" calcext:value-type="float">
            <text:p>6717,38</text:p>
          </table:table-cell>
          <table:table-cell office:value-type="float" office:value="7015" calcext:value-type="float">
            <text:p>7015</text:p>
          </table:table-cell>
          <table:table-cell office:value-type="float" office:value="-73.89" calcext:value-type="float">
            <text:p>-73,89</text:p>
          </table:table-cell>
          <table:table-cell office:value-type="float" office:value="7.875" calcext:value-type="float">
            <text:p>7,875</text:p>
          </table:table-cell>
          <table:table-cell office:value-type="float" office:value="6717.043" calcext:value-type="float">
            <text:p>6717,043</text:p>
          </table:table-cell>
          <table:table-cell office:value-type="string" calcext:value-type="string">
            <text:p>Ne Ar</text:p>
          </table:table-cell>
          <table:table-cell table:formula="of:=([.A18]-[.E18])/[.A18]" office:value-type="float" office:value="0.0000501683692154447" calcext:value-type="float">
            <text:p>5,01683692154447E-05</text:p>
          </table:table-cell>
        </table:table-row>
        <table:table-row table:style-name="ro1">
          <table:table-cell office:value-type="float" office:value="6731.89" calcext:value-type="float">
            <text:p>6731,89</text:p>
          </table:table-cell>
          <table:table-cell office:value-type="float" office:value="8431" calcext:value-type="float">
            <text:p>8431</text:p>
          </table:table-cell>
          <table:table-cell office:value-type="float" office:value="-90.07" calcext:value-type="float">
            <text:p>-90,07</text:p>
          </table:table-cell>
          <table:table-cell office:value-type="float" office:value="9.849" calcext:value-type="float">
            <text:p>9,849</text:p>
          </table:table-cell>
          <table:table-cell office:value-type="float" office:value="6752.8335" calcext:value-type="float">
            <text:p>6752,8335</text:p>
          </table:table-cell>
          <table:table-cell office:value-type="string" calcext:value-type="string">
            <text:p>Ne Ar</text:p>
          </table:table-cell>
          <table:table-cell table:formula="of:=([.A19]-[.E19])/[.A19]" office:value-type="float" office:value="-0.00311108767374384" calcext:value-type="float">
            <text:p>-0,003111087673744</text:p>
          </table:table-cell>
        </table:table-row>
        <table:table-row table:style-name="ro1">
          <table:table-cell office:value-type="float" office:value="7137.72" calcext:value-type="float">
            <text:p>7137,72</text:p>
          </table:table-cell>
          <table:table-cell office:value-type="float" office:value="2453" calcext:value-type="float">
            <text:p>2453</text:p>
          </table:table-cell>
          <table:table-cell office:value-type="float" office:value="-27.09" calcext:value-type="float">
            <text:p>-27,09</text:p>
          </table:table-cell>
          <table:table-cell office:value-type="float" office:value="10.22" calcext:value-type="float">
            <text:p>10,22</text:p>
          </table:table-cell>
          <table:table-cell office:value-type="float" office:value="7147.0416" calcext:value-type="float">
            <text:p>7147,0416</text:p>
          </table:table-cell>
          <table:table-cell office:value-type="string" calcext:value-type="string">
            <text:p>He Ar</text:p>
          </table:table-cell>
          <table:table-cell table:formula="of:=([.A20]-[.E20])/[.A20]" office:value-type="float" office:value="-0.00130596324876842" calcext:value-type="float">
            <text:p>-0,001305963248768</text:p>
          </table:table-cell>
        </table:table-row>
        <table:table-row table:style-name="ro1">
          <table:table-cell office:value-type="float" office:value="7320.45" calcext:value-type="float">
            <text:p>7320,45</text:p>
          </table:table-cell>
          <table:table-cell office:value-type="float" office:value="277.7" calcext:value-type="float">
            <text:p>277,7</text:p>
          </table:table-cell>
          <table:table-cell office:value-type="float" office:value="-2.573" calcext:value-type="float">
            <text:p>-2,573</text:p>
          </table:table-cell>
          <table:table-cell office:value-type="float" office:value="4.703" calcext:value-type="float">
            <text:p>4,703</text:p>
          </table:table-cell>
          <table:table-cell table:number-columns-repeated="2"/>
          <table:table-cell table:formula="of:=([.A21]-[.E21])/[.A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9.04" calcext:value-type="float">
            <text:p>7329,04</text:p>
          </table:table-cell>
          <table:table-cell office:value-type="float" office:value="2037" calcext:value-type="float">
            <text:p>2037</text:p>
          </table:table-cell>
          <table:table-cell office:value-type="float" office:value="-18.88" calcext:value-type="float">
            <text:p>-18,88</text:p>
          </table:table-cell>
          <table:table-cell office:value-type="float" office:value="20.45" calcext:value-type="float">
            <text:p>20,45</text:p>
          </table:table-cell>
          <table:table-cell office:value-type="float" office:value="7383.9805" calcext:value-type="float">
            <text:p>7383,9805</text:p>
          </table:table-cell>
          <table:table-cell office:value-type="string" calcext:value-type="string">
            <text:p>He Ar</text:p>
          </table:table-cell>
          <table:table-cell table:formula="of:=([.A22]-[.E22])/[.A22]" office:value-type="float" office:value="-0.00749627509196289" calcext:value-type="float">
            <text:p>-0,007496275091963</text:p>
          </table:table-cell>
        </table:table-row>
        <table:table-row table:style-name="ro1">
          <table:table-cell office:value-type="float" office:value="9071.4" calcext:value-type="float">
            <text:p>9071,4</text:p>
          </table:table-cell>
          <table:table-cell office:value-type="float" office:value="7978" calcext:value-type="float">
            <text:p>7978</text:p>
          </table:table-cell>
          <table:table-cell office:value-type="float" office:value="-61.92" calcext:value-type="float">
            <text:p>-61,92</text:p>
          </table:table-cell>
          <table:table-cell office:value-type="float" office:value="11.4" calcext:value-type="float">
            <text:p>11,4</text:p>
          </table:table-cell>
          <table:table-cell table:number-columns-repeated="2"/>
          <table:table-cell table:formula="of:=([.A23]-[.E23])/[.A23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1:30:24.2958883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17:06:43.913441466</meta:creation-date>
    <dc:date>2022-07-05T14:47:25.751653972</dc:date>
    <meta:editing-duration>PT2H59M43S</meta:editing-duration>
    <meta:editing-cycles>7</meta:editing-cycles>
    <meta:generator>LibreOffice/6.4.7.2$Linux_X86_64 LibreOffice_project/40$Build-2</meta:generator>
    <meta:document-statistic meta:table-count="3" meta:cell-count="372" meta:object-count="0"/>
  </office:meta>
</office:document-meta>
</file>